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OpenSymbol" svg:font-family="OpenSymbol" style:font-charset="x-symbol"/>
    <style:font-face style:name="Source Serif Pro" svg:font-family="'Source Serif Pro', serif"/>
    <style:font-face style:name="Source Serif Pro1" svg:font-family="'Source Serif Pro', serif" style:font-family-generic="roman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1" fo:font-size="13.5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000000" loext:opacity="100%" style:font-name="Source Serif Pro1" fo:font-size="13.5pt" fo:letter-spacing="normal" fo:font-style="normal" fo:font-weight="bold" officeooo:rsid="0008a4e7" officeooo:paragraph-rsid="0008a4e7" fo:background-color="transparent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style:font-name="Open Sans" fo:font-size="13.5pt" fo:letter-spacing="normal" fo:font-style="normal" fo:font-weight="normal" officeooo:paragraph-rsid="000c7bdb" style:font-size-asian="13.5pt" style:font-size-complex="13.5pt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3.5pt" fo:letter-spacing="normal" fo:font-style="normal" fo:font-weight="normal"/>
    </style:style>
    <style:style style:name="P7" style:family="paragraph" style:parent-style-name="Text_20_body">
      <style:text-properties fo:font-variant="normal" fo:text-transform="none" fo:color="#000000" loext:opacity="100%" style:font-name="Open Sans" fo:font-size="13.5pt" fo:letter-spacing="normal" fo:font-style="normal" fo:font-weight="normal" officeooo:paragraph-rsid="001074bf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3.5pt" fo:letter-spacing="normal" fo:font-style="normal" fo:font-weight="bold" style:font-weight-asian="bold" style:font-weight-complex="bold"/>
    </style:style>
    <style:style style:name="P9" style:family="paragraph" style:parent-style-name="Text_20_body">
      <style:text-properties fo:font-variant="normal" fo:text-transform="none" fo:color="#000000" loext:opacity="100%" style:font-name="Open Sans" fo:font-size="13.5pt" fo:letter-spacing="normal" fo:font-style="normal" fo:font-weight="bold" style:font-weight-asian="bold" style:font-weight-complex="bold"/>
    </style:style>
    <style:style style:name="P10" style:family="paragraph" style:parent-style-name="Text_20_body">
      <style:text-properties fo:color="#000000" loext:opacity="100%" fo:background-color="transparent"/>
    </style:style>
    <style:style style:name="P11" style:family="paragraph" style:parent-style-name="Text_20_body">
      <style:text-properties fo:color="#000000" loext:opacity="100%" officeooo:rsid="0008a4e7" officeooo:paragraph-rsid="0008a4e7" fo:background-color="transparent"/>
    </style:style>
    <style:style style:name="P12" style:family="paragraph" style:parent-style-name="Text_20_body">
      <style:text-properties fo:color="#000000" loext:opacity="100%" style:font-name="Source Serif Pro1" officeooo:rsid="0008a4e7" officeooo:paragraph-rsid="0008a4e7" fo:background-color="transparent"/>
    </style:style>
    <style:style style:name="P13" style:family="paragraph" style:parent-style-name="Text_20_body">
      <style:text-properties fo:color="#000000" loext:opacity="100%" style:font-name="Source Serif Pro1" fo:font-size="13.5pt" fo:font-weight="bold" officeooo:rsid="0008a4e7" officeooo:paragraph-rsid="0008a4e7" fo:background-color="transparent" style:font-size-asian="13.5pt" style:font-weight-asian="bold" style:font-size-complex="13.5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Source Serif Pro1" fo:font-size="13.5pt" style:font-size-asian="13.5pt" style:font-size-complex="13.5pt"/>
    </style:style>
    <style:style style:name="P15" style:family="paragraph" style:parent-style-name="Text_20_body">
      <style:text-properties fo:color="#000000" loext:opacity="100%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Source Serif Pro1" fo:font-size="13.5pt" style:font-size-asian="13.5pt" style:font-size-complex="13.5pt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19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20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21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1" fo:font-size="13.5pt" fo:letter-spacing="normal" fo:font-style="normal" fo:font-weight="bold" style:font-weight-asian="bold" style:font-weight-complex="bold"/>
    </style:style>
    <style:style style:name="P23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1" fo:font-size="13.5pt" fo:letter-spacing="normal" fo:font-style="normal" fo:font-weight="bold" style:font-weight-asian="bold" style:font-weight-complex="bold"/>
    </style:style>
    <style:style style:name="P24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1" fo:font-size="13.5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style:font-name="Open Sans" fo:font-size="13.5pt" fo:letter-spacing="normal" fo:font-style="normal" fo:font-weight="bold" officeooo:paragraph-rsid="000c7bdb" style:font-size-asian="13.5pt" style:font-weight-asian="bold" style:font-size-complex="13.5pt" style:font-weight-complex="bold"/>
    </style:style>
    <style:style style:name="P26" style:family="paragraph" style:parent-style-name="Text_20_body">
      <style:text-properties fo:font-variant="normal" fo:text-transform="none" fo:color="#000000" loext:opacity="100%" style:font-name="Open Sans" fo:font-size="13.5pt" fo:letter-spacing="normal" fo:font-style="normal" fo:font-weight="bold" officeooo:paragraph-rsid="001074bf" style:font-weight-asian="bold" style:font-weight-complex="bold"/>
    </style:style>
    <style:style style:name="P27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3.5pt" fo:letter-spacing="normal" fo:font-style="normal" fo:font-weight="normal"/>
    </style:style>
    <style:style style:name="P28" style:family="paragraph" style:parent-style-name="Text_20_body" style:list-style-name="L6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3.5pt" fo:letter-spacing="normal" fo:font-style="normal" fo:font-weight="normal"/>
    </style:style>
    <style:style style:name="P29" style:family="paragraph" style:parent-style-name="Text_20_body" style:list-style-name="L7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3.5pt" fo:letter-spacing="normal" fo:font-style="normal" fo:font-weight="normal"/>
    </style:style>
    <style:style style:name="P30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3.5pt" fo:letter-spacing="normal" fo:font-style="normal" fo:font-weight="normal"/>
    </style:style>
    <style:style style:name="T1" style:family="text">
      <style:text-properties fo:font-variant="normal" fo:text-transform="none" style:font-name="Source Serif Pro" fo:font-size="13.5pt" fo:letter-spacing="normal" fo:font-style="normal" fo:font-weight="bold" style:font-weight-asian="bold" style:font-weight-complex="bold" loext:padding="0cm" loext:border="none"/>
    </style:style>
    <style:style style:name="T2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4" style:family="text">
      <style:text-properties fo:font-variant="normal" fo:text-transform="none" style:font-name="Open Sans" fo:font-size="13.5pt" fo:letter-spacing="normal" fo:font-style="normal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08d0" style:font-weight-asian="bold" style:font-weight-complex="bold"/>
    </style:style>
    <style:style style:name="T7" style:family="text">
      <style:text-properties officeooo:rsid="000b28de"/>
    </style:style>
    <style:style style:name="T8" style:family="text">
      <style:text-properties officeooo:rsid="00108623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8">P</text:span>esquisando sobre a aplicação de IA no cotidiano</text:p>
      <text:p text:style-name="P10"/>
      <text:p text:style-name="P1">Nessa atividade, vamos nos concentrar em uma tarefa de pesquisa: investigar como a Inteligência Artificial (IA) está sendo aplicada no cotidiano das pessoas e como ela pode facilitar suas vidas.</text:p>
      <text:p text:style-name="P2">Sua principal tarefa é refletir sobre o uso dessas tecnologias e analisar os diferentes tipos de IA que as pessoas utilizam regularmente. Você vai identificar como a IA evoluiu ao longo do tempo, entender as tecnologias por trás de cada aplicação e como elas impactam a experiência das diferentes pessoas usuárias.</text:p>
      <text:p text:style-name="P2">Sendo assim, pesquise e liste 3 exemplos de IA que são comumente usados pelas pessoas no dia a dia. Para cada exemplo, busque respostas e reflita sobre os seguintes pontos:</text:p>
      <text:list xml:id="list3463246819" text:style-name="L1">
        <text:list-header>
          <text:p text:style-name="P17"><text:span text:style-name="Strong_20_Emphasis"><text:span text:style-name="T3">Tecnologia de IA utilizada</text:span></text:span></text:p>
          <text:p text:style-name="P17"><text:span text:style-name="Strong_20_Emphasis"><text:span text:style-name="T3"/></text:span></text:p>
          <text:list>
            <text:list-item>
              <text:p text:style-name="P18">Qual tecnologia de IA está por trás dessa aplicação (ex.: Aprendizado de Máquina, Processamento de Linguagem Natural, Visão Computacional)?</text:p>
            </text:list-item>
          </text:list>
        </text:list-header>
        <text:list-item>
          <text:p text:style-name="P17"><text:span text:style-name="Strong_20_Emphasis"><text:span text:style-name="T2">Facilidade e Impacto na Experiência</text:span></text:span></text:p>
          <text:list>
            <text:list-item>
              <text:p text:style-name="P18">Como a IA facilita a vida das pessoas ao usar esse serviço? Quais aspectos melhoram a experiência do usuário?</text:p>
            </text:list-item>
          </text:list>
        </text:list-item>
        <text:list-item>
          <text:p text:style-name="P17"><text:span text:style-name="Strong_20_Emphasis"><text:span text:style-name="T2">Evolução da IA</text:span></text:span></text:p>
          <text:list>
            <text:list-item>
              <text:p text:style-name="P19">Como a tecnologia de IA evoluiu ao longo do tempo para tornar essas aplicações mais eficientes e precisas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soft-page-break/>Respostas:</text:h>
      <text:p text:style-name="Text_20_body"/>
      <text:p text:style-name="P11"><text:span text:style-name="Strong_20_Emphasis"><text:span text:style-name="T1">Assistentes Virtuais (Siri, Google Assistant)</text:span></text:span></text:p>
      <text:list xml:id="list2469149066" text:style-name="L2">
        <text:list-item>
          <text:list>
            <text:list-item>
              <text:p text:style-name="P20">Tecnologia de IA Utilizada: Processamento de Linguagem Natural (PLN) e Aprendizado de Máquina.</text:p>
              <text:p text:style-name="P20"/>
            </text:list-item>
            <text:list-item>
              <text:p text:style-name="P20">Facilidade e Impacto na Experiência: Assistentes virtuais como o Siri ou Google Assistant tornam a interação com dispositivos mais intuitiva, permitindo que o usuário realize tarefas com comandos de voz, como fazer ligações, enviar mensagens, controlar dispositivos domésticos ou até mesmo obter respostas rápidas para perguntas do cotidiano. A IA permite que a interação se dê de forma mais natural, sem a necessidade de aprender comandos específicos, proporcionando uma experiência mais fluida.</text:p>
              <text:p text:style-name="P21"/>
            </text:list-item>
            <text:list-item>
              <text:p text:style-name="P21">Evolução da IA: Com o tempo, os assistentes virtuais evoluíram para entender melhor o contexto e as nuances da fala humana, melhorando a precisão no reconhecimento de comandos e ampliando suas funcionalidades. A melhoria no PLN e a coleta de dados em larga escala permitiram que as respostas se tornassem mais personalizadas e contextualmente relevantes.</text:p>
            </text:list-item>
          </text:list>
        </text:list-item>
      </text:list>
      <text:p text:style-name="P11"/>
      <text:p text:style-name="P4">Plataformas de Streaming (Netflix, Spotify)</text:p>
      <text:p text:style-name="P3">Tecnologia de IA Utilizada: Aprendizado de Máquina e Sistemas de Recomendação.<text:line-break/>Facilidade e Impacto na Experiência: Essas plataformas analisam o histórico de uso e criam sugestões personalizadas de filmes, séries e músicas. Isso economiza tempo do usuário e aumenta a satisfação, pois apresenta opções alinhadas ao gosto pessoal.<text:line-break/>Evolução da IA: Inicialmente, as recomendações eram mais genéricas. Hoje, com algoritmos mais sofisticados, a personalização é muito mais precisa, considerando não só o histórico individual, mas também padrões de usuários com perfis semelhantes.</text:p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2565393600" text:style-name="L3">
        <text:list-header>
          <text:p text:style-name="P22">Ferramentas de Tradução Automática (Google Tradutor, DeepL)</text:p>
        </text:list-header>
      </text:list>
      <text:p text:style-name="P3"/>
      <text:p text:style-name="P3">Tecnologia de IA Utilizada: Processamento de Linguagem Natural (PLN) e Redes Neurais.<text:line-break/>Facilidade e Impacto na Experiência: A IA facilita a comunicação entre pessoas de diferentes idiomas, permitindo traduzir textos, áudios e até imagens em tempo real. Isso impacta diretamente na vida pessoal e profissional, encurtando distâncias culturais e linguísticas.<text:line-break/>Evolução da IA: Antes, as traduções eram literais e muitas vezes incoerentes. Com o avanço das redes neurais, a qualidade aumentou significativamente, considerando contexto, expressões idiomáticas e nuances culturais.</text:p>
      <text:list xml:id="list2928322744" text:style-name="L4">
        <text:list-header>
          <text:p text:style-name="P24"/>
          <text:p text:style-name="P23">Aplicativos de Navegação (Google Maps, Waze)</text:p>
          <text:p text:style-name="P23"/>
        </text:list-header>
      </text:list>
      <text:p text:style-name="P3">Tecnologia de IA Utilizada: Visão Computacional, Aprendizado de Máquina e Big Data.<text:line-break/>Facilidade e Impacto na Experiência: Esses aplicativos oferecem rotas otimizadas em tempo real, considerando trânsito, acidentes e obras. Isso torna os deslocamentos mais rápidos, seguros e eficientes.<text:line-break/>Evolução da IA: No início, os mapas eram estáticos e exigiam atualizações manuais. Hoje, a IA é capaz de prever engarrafamentos, sugerir rotas alternativas e até estimar com precisão o tempo de chegada.<text:line-break/>Esses exemplos mostram como a IA já está integrada à rotina, facilitando tarefas, personalizando experiências e tornando nossas interações mais inteligentes e eficientes. Ao longo dos anos, o avanço dos algoritmos e o maior volume de dados disponíveis permitiram que essas tecnologias se tornassem cada vez mais acessíveis e precisas.</text:p>
      <text:p text:style-name="P12"/>
      <text:p text:style-name="P12"/>
      <text:p text:style-name="P13"><text:span text:style-name="T7">F</text:span>iltros de spam para emails</text:p>
      <text:p text:style-name="P16">Antigamente era apenas uma lista enorme de remetentes, palavras ou links suspeitos que eram bloqueados</text:p>
      <text:p text:style-name="P16">Hoje algoritmos de classificação identificam o tom das mensagens, erro gramaticais e outros padrões característicos de spam para fazer os bloqueios.</text:p>
      <text:p text:style-name="P16">Isso tem agilizado o processo e prevenido fraudes.</text:p>
      <text:p text:style-name="P25"><text:soft-page-break/>Mapas, navegação e transporte (Google Maps, apps de transporte como Uber)</text:p>
      <text:p text:style-name="P5"><text:line-break/>Tecnologia de IA utilizada</text:p>
      <text:p text:style-name="P6">Utilizam Machine Learning e Deep Learning para processar dados em tempo real — trânsito, tempo estimado de chegada (ETA), rotas, ambientes urbanos. Também envolvem Visão Computacional em sistemas de carro autônomo.</text:p>
      <text:p text:style-name="P6">Facilidade e impacto na experiência</text:p>
      <text:p text:style-name="P6">Permitem planejar rotas eficientes, evitar congestionamentos, prever atrasos de transporte público, e agilizar deslocamentos. Em apps como Uber, IA otimiza preço dinâmico, localização de motoristas, roteiros etc., tornando o transporte mais eficiente e conveniente.</text:p>
      <text:p text:style-name="P6">Evolução da IA</text:p>
      <text:p text:style-name="P6">Originalmente, mapas digitais eram estáticos. Hoje, com IA, eles se atualizam em tempo real e aprendem padrões de tráfego. A tecnologia avançou de mapas estáticos para sistemas interativos e inteligentes que se adaptam continuamente às condições do mundo real.</text:p>
      <text:p text:style-name="P14"/>
      <text:p text:style-name="P15"><text:line-break/><text:span text:style-name="T4">Aprendizado de máquina: Apps de bancos e fintechs</text:span></text:p>
      <text:list xml:id="list1017807591" text:style-name="L5">
        <text:list-item>
          <text:p text:style-name="P27">Os apps bancários dispõem de sistemas de detecção de fraudes, que analisam transações em tempo real, identificando comportamentos suspeitos (ex.: padrões de gasto fora do comum – típico de cartões clonados); tais sistemas protegem os usuários, bloqueando essas transações suspeitas e notificando-os em tempo real. Com menos risco de tomar prejuízo, os clientes se sentem mais seguros e isso retorna aos bancos e fintechs em forma de confiança e credibilidade.<text:line-break/>Os modelos atuais conseguem aprender com novos tipos de fraude quase em tempo real, permtindo respostas mais rápidas do que os sistemas antigos, baseados em regras fixas.</text:p>
          <text:p text:style-name="P27"/>
        </text:list-item>
      </text:list>
      <text:p text:style-name="P8">Processamento de linguagem natural: BMW Intelligent Personal Assistant</text:p>
      <text:p text:style-name="P8"/>
      <text:list xml:id="list4073868540" text:style-name="L6">
        <text:list-item>
          <text:p text:style-name="P28">O BMW Intelligent Personal Assistant permite aos seus usuários controlar todas as funcionalidades do carro por comandos de voz, uma conveniência que ajuda em uma condução mais segura, visto que o motorista não precisa desviar o foco para, por exemplo, ajustar o <text:soft-page-break/>volume do som ou atender uma ligação.<text:line-break/>Destaque para o fato de o assistente BMW aprender preferências e rotinas dos condutores, tornando suas respostas mais adequadas ao longo do tempo. A evolução tecnológica tornou esse sistema cada vez mais eficiente, adaptável e integrado à rotina dos proprietários BMW, antecipando necessidades e respondendo de forma inteligente.</text:p>
        </text:list-item>
      </text:list>
      <text:p text:style-name="P8">Visão computacional: sistema ADAS Scania</text:p>
      <text:p text:style-name="P8"/>
      <text:list xml:id="list114279535" text:style-name="L7">
        <text:list-item>
          <text:p text:style-name="P29">O pacote ADAS (Advanced Driver Assistance System) da Scania, para quem não sabe, é um conjunto de tecnologias embarcadas nos ônibus da marca sueca, ajudando a oferecer uma viagem mais segura e confortável para os passageiros.<text:line-break/>O ADAS usa de um conjunto de câmeras e sensores para monitorar o ambiente ao redor do veículo em tempo real; ele consegue, por exemplo, detectar veículos menores e, assim, acionar o ACC (Adaptative Cruise Control) e manter uma distância segura do veículo da frente; a depender da situação, o ADAS pode “brecar” o ônibus ao detectar risco iminente de colisão; isso se traduz em segurança aprimorada, condução mais confortável e redução de riscos para motorista e passageiros.</text:p>
        </text:list-item>
      </text:list>
      <text:p text:style-name="P15"/>
      <text:p text:style-name="P9">Legendas automáticas do YOUTUBE</text:p>
      <text:p text:style-name="P6">Tecnologia utilizada:<text:line-break/>Processamento de Linguagem Natural (NLP).</text:p>
      <text:p text:style-name="P6">Utiliza linguagem humana para ampliar seu conhecimento.</text:p>
      <text:p text:style-name="P6">Facilidade e Impacto na Experiência:<text:line-break/>Essa IA ajuda vários usuários de diferentes perfis, pessoas que não escutam e leem as legendas ou até quem assiste a um vídeo estrangeiro.</text:p>
      <text:p text:style-name="P6">Evolução da IA:<text:line-break/>Antigamente as legendas automáticas do YouTube tinham muitos erros e não eram precisas</text:p>
      <text:p text:style-name="P6"/>
      <text:p text:style-name="P6"><text:span text:style-name="T5">Algoritmo do Instagra</text:span><text:span text:style-name="T6">m</text:span></text:p>
      <text:p text:style-name="P6">Tecnologia utilizada:<text:line-break/>Machine Learning (ML):<text:line-break/>utiliza de dados para contribuir com o aprendizado da máquina</text:p>
      <text:p text:style-name="P6">3- Câmeras de segurança que detectam rostos</text:p>
      <text:p text:style-name="P6">VISÃO COMPUTACIONAL:</text:p>
      <text:p text:style-name="P6"><text:soft-page-break/>Visão computacional é a área da IA que ensina as máquinas a “ver” e “entender” imagens ou vídeos, assim como nós, humanos, fazemos com os olhos e o cérebro.</text:p>
      <text:p text:style-name="P15"/>
      <text:p text:style-name="P15"/>
      <text:p text:style-name="P26">Evolução da IA:</text:p>
      <text:p text:style-name="P7"><text:line-break/>Os sistemas passaram de recomendações genéricas para modelos altamente personalizados, com base em padrões de consumo, preferências e até no horário de uso.</text:p>
      <text:list xml:id="list1041093365" text:style-name="L8">
        <text:list-item>
          <text:p text:style-name="P30">Reconhecimento facial em smartphones<text:line-break/>Tecnologia de IA utilizada:<text:line-break/>Visão Computacional e Redes Neurais Convolucionais (CNNs).</text:p>
        </text:list-item>
      </text:list>
      <text:p text:style-name="P6">Facilidade e impacto na experiência:<text:line-break/>Permite desbloquear o celular de forma rápida e segura, sem a necessidade de senhas ou impressões digitais.</text:p>
      <text:p text:style-name="P6">Evolução da IA:<text:line-break/>A tecnologia se tornou mais precisa e segura, mesmo em diferentes condições de iluminação, ângulos e expressões faciais, graças a melhorias nos algoritmos de detecção e reconhecimento.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OpenSymbol" svg:font-family="OpenSymbol" style:font-charset="x-symbol"/>
    <style:font-face style:name="Source Serif Pro" svg:font-family="'Source Serif Pro', serif"/>
    <style:font-face style:name="Source Serif Pro1" svg:font-family="'Source Serif Pro', serif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5:38:58.172043438</meta:creation-date>
    <meta:generator>LibreOffice/7.3.7.2$Linux_X86_64 LibreOffice_project/30$Build-2</meta:generator>
    <dc:date>2025-09-15T10:08:55.525422519</dc:date>
    <meta:editing-duration>PT9M42S</meta:editing-duration>
    <meta:editing-cycles>12</meta:editing-cycles>
    <meta:document-statistic meta:table-count="0" meta:image-count="0" meta:object-count="0" meta:page-count="6" meta:paragraph-count="57" meta:word-count="1366" meta:character-count="9038" meta:non-whitespace-character-count="7737"/>
  </office:meta>
</office:document-meta>
</file>